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2.5362in"/>
    </style:style>
    <style:style style:name="co5" style:family="table-column">
      <style:table-column-properties fo:break-before="auto" style:column-width="3.2681in"/>
    </style:style>
    <style:style style:name="co6" style:family="table-column">
      <style:table-column-properties fo:break-before="auto" style:column-width="2.8264in"/>
    </style:style>
    <style:style style:name="co7" style:family="table-column">
      <style:table-column-properties fo:break-before="auto" style:column-width="2.4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ro3" style:family="table-row">
      <style:table-row-properties style:row-height="0.9138in" fo:break-before="auto" style:use-optimal-row-height="true"/>
    </style:style>
    <style:style style:name="ro4" style:family="table-row">
      <style:table-row-properties style:row-height="0.6846in" fo:break-before="auto" style:use-optimal-row-height="true"/>
    </style:style>
    <style:style style:name="ro5" style:family="table-row">
      <style:table-row-properties style:row-height="0.5209in" fo:break-before="auto" style:use-optimal-row-height="true"/>
    </style:style>
    <style:style style:name="ro6" style:family="table-row">
      <style:table-row-properties style:row-height="0.3516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99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order="0.99pt solid #000000" style:vertical-align="middle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99ffff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cc00" style:vertical-align="middle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3" style:family="paragraph">
      <style:paragraph-properties style:text-autospace="none"/>
      <style:text-properties style:font-name="Arial" fo:font-size="8pt" style:font-name-asian="Arial" style:font-size-asian="8pt" style:font-name-complex="Arial" style:font-size-complex="8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6pt" style:font-name-asian="Arial" style:font-size-asian="6pt" style:font-name-complex="Arial" style:font-size-complex="6pt"/>
    </style:style>
    <style:style style:name="T4" style:family="tex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name="Arial" fo:font-weight="bold" style:font-name-asian="Droid Sans Fallback" style:font-weight-asian="bold" style:font-weight-complex="bold"/>
    </style:style>
    <style:style style:name="T10" style:family="text">
      <style:text-properties style:font-name-asian="Droid Sans Fallback"/>
    </style:style>
    <style:style style:name="T11" style:family="text">
      <style:text-properties style:font-name="Arial" fo:font-weight="normal" style:font-name-asian="Droid Sans Fallback" style:font-name-complex="" style:font-weight-asian="normal" style:font-weight-complex="normal"/>
    </style:style>
    <style:style style:name="T12" style:family="text">
      <style:text-properties fo:font-weight="normal" style:font-weight-asian="normal" style:font-weight-complex="normal" style:text-position="-33%"/>
    </style:style>
    <style:style style:name="T13" style:family="text">
      <style:text-properties fo:font-weight="normal" style:font-weight-asian="normal" style:font-weight-complex="normal" style:text-position="33%"/>
    </style:style>
    <style:style style:name="T14" style:family="text">
      <style:text-properties fo:font-weight="normal" style:font-weight-asian="normal" style:font-weight-complex="normal" style:text-position="0%"/>
    </style:style>
    <style:style style:name="T15" style:family="text">
      <style:text-properties fo:font-weight="normal" style:text-position="0%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7" table:number-columns-repeated="2" table:default-cell-style-name="ce11"/>
        <table:table-column table:style-name="co8" table:number-columns-repeated="1013" table:default-cell-style-name="ce5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GISTER</text:p>
          </table:table-cell>
          <table:table-cell table:style-name="ce4" office:value-type="string" calcext:value-type="string">
            <text:p>DEFAULT SETTING</text:p>
          </table:table-cell>
          <table:table-cell table:style-name="ce4" office:value-type="string" calcext:value-type="string" table:number-columns-spanned="2" table:number-rows-spanned="1">
            <text:p>REGISTER BITS</text:p>
          </table:table-cell>
          <table:covered-table-cell table:style-name="ce10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Read Only ID Registers</text:p>
          </table:table-cell>
          <table:covered-table-cell table:style-name="ce6"/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00h</text:p>
          </table:table-cell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xxh</text:p>
          </table:table-cell>
          <table:table-cell table:style-name="ce13" office:value-type="string" calcext:value-type="string" table:number-columns-spanned="3" table:number-rows-spanned="1">
            <text:p>Device Revision</text:p>
          </table:table-cell>
          <table:covered-table-cell table:number-columns-repeated="2" table:style-name="ce21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<text:span text:style-name="T6">Device ID</text:span></text:p>
            <text:p><text:span text:style-name="T7">11: ADS1299-x</text:span></text:p>
          </table:table-cell>
          <table:covered-table-cell table:style-name="ce24"/>
          <table:table-cell table:style-name="ce13" office:value-type="string" calcext:value-type="string" table:number-columns-spanned="2" table:number-rows-spanned="1">
            <text:p>Number of channels</text:p>
          </table:table-cell>
          <table:covered-table-cell table:style-name="ce24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Global Settings Across Channels</text:p>
          </table:table-cell>
          <table:covered-table-cell table:style-name="ce6"/>
          <table:covered-table-cell table:style-name="ce10"/>
          <table:table-cell table:style-name="ce14" table:number-columns-repeated="8"/>
          <table:table-cell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01h</text:p>
          </table:table-cell>
          <table:table-cell table:style-name="ce7" office:value-type="string" calcext:value-type="string">
            <office:annotation draw:style-name="gr1" draw:text-style-name="P1" svg:width="1.1413in" svg:height="0.7012in" svg:x="2.4638in" svg:y="0.2961in" draw:caption-point-x="-0.2402in" draw:caption-point-y="0.6016in">
              <dc:date>2017-05-22T00:00:00</dc:date>
              <text:p text:style-name="P1"><text:span text:style-name="T1">Configures DAISY_EN bit, clock, and data rate</text:span></text:p>
            </office:annotation>
            <text:p>CONFIG1</text:p>
          </table:table-cell>
          <table:table-cell table:style-name="ce9" office:value-type="string" calcext:value-type="string">
            <text:p>96h=10010110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6">Daisy chain enable</text:span> (active low)</text:p>
          </table:table-cell>
          <table:table-cell table:style-name="ce17" office:value-type="string" calcext:value-type="string">
            <text:p>Clock output enable</text:p>
            <text:p>(CLK_EN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2.5594in" svg:x="25.0866in" svg:y="0.3031in" draw:caption-point-x="-0.2402in" draw:caption-point-y="0.5945in">
              <dc:date>2017-06-05T00:00:00</dc:date>
              <text:p text:style-name="P2"><text:span text:style-name="T2">These bits determine the output data rate of the device. f</text:span><text:span text:style-name="T3">MOD </text:span><text:span text:style-name="T2">=</text:span></text:p>
              <text:p text:style-name="P2"><text:span text:style-name="T2">f</text:span><text:span text:style-name="T3">CLK </text:span><text:span text:style-name="T2">/ 2.</text:span></text:p>
              <text:p text:style-name="P2"><text:span text:style-name="T2">000 : f</text:span><text:span text:style-name="T3">MOD </text:span><text:span text:style-name="T2">/ 64 (16 kSPS)</text:span></text:p>
              <text:p text:style-name="P2"><text:span text:style-name="T2">001 : f</text:span><text:span text:style-name="T3">MOD </text:span><text:span text:style-name="T2">/ 128 (8 kSPS)</text:span></text:p>
              <text:p text:style-name="P2"><text:span text:style-name="T2">010 : f</text:span><text:span text:style-name="T3">MOD </text:span><text:span text:style-name="T2">/ 256 (4 kSPS)</text:span></text:p>
              <text:p text:style-name="P2"><text:span text:style-name="T2">011 : f</text:span><text:span text:style-name="T3">MOD </text:span><text:span text:style-name="T2">/ 512 (2 kSPS)</text:span></text:p>
              <text:p text:style-name="P2"><text:span text:style-name="T2">100 : f</text:span><text:span text:style-name="T3">MOD </text:span><text:span text:style-name="T2">/ 1024 (1 kSPS)</text:span></text:p>
              <text:p text:style-name="P2"><text:span text:style-name="T2">101 : f</text:span><text:span text:style-name="T3">MOD </text:span><text:span text:style-name="T2">/ 2048 (500 SPS)</text:span></text:p>
              <text:p text:style-name="P2"><text:span text:style-name="T2">110 : f</text:span><text:span text:style-name="T3">MOD </text:span><text:span text:style-name="T2">/ 4096 (250 SPS)</text:span></text:p>
              <text:p text:style-name="P3">111 : Reserved (do not use)</text:p>
            </office:annotation>
            <text:p>Output Data rate</text:p>
          </table:table-cell>
          <table:covered-table-cell table:number-columns-repeated="2" table:style-name="ce15"/>
          <table:table-cell table:number-columns-repeated="1013"/>
        </table:table-row>
        <table:table-row table:style-name="ro3">
          <table:table-cell table:style-name="ce3" office:value-type="string" calcext:value-type="string">
            <text:p>02h</text:p>
          </table:table-cell>
          <table:table-cell table:style-name="ce7" office:value-type="string" calcext:value-type="string">
            <office:annotation draw:style-name="gr1" draw:text-style-name="P1" svg:width="1.1413in" svg:height="0.3902in" svg:x="2.4638in" svg:y="0.4807in" draw:caption-point-x="-0.2402in" draw:caption-point-y="0.6016in">
              <dc:date>2017-05-22T00:00:00</dc:date>
              <text:p text:style-name="P1"><text:span text:style-name="T1">Configures test signal generation</text:span></text:p>
            </office:annotation>
            <text:p>CONFIG2</text:p>
          </table:table-cell>
          <table:table-cell table:style-name="ce9" office:value-type="string" calcext:value-type="string">
            <text:p>C0h=10100000b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6">Test signal source select</text:span></text:p>
            <text:p>0 : External test signal</text:p>
            <text:p>1 : Internal test signal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<text:span text:style-name="T6">Test signal amplitude</text:span></text:p>
            <text:p>0 : 1*-(VREFP-VREFN) / 2400</text:p>
            <text:p><text:span text:style-name="T10">1 : 2*-(VREFP-VREFN) / 2400</text:span></text:p>
          </table:table-cell>
          <table:table-cell table:style-name="ce17" office:value-type="string" calcext:value-type="string" table:number-columns-spanned="2" table:number-rows-spanned="1">
            <text:p>Test signal frequency</text:p>
            <text:p><text:span text:style-name="T7">00: f</text:span><text:span text:style-name="T12">CLK</text:span><text:span text:style-name="T7"> / 2</text:span><text:span text:style-name="T13">21</text:span><text:span text:style-name="T14"> </text:span></text:p>
            <text:p><text:span text:style-name="T15">01: f</text:span><text:span text:style-name="T12">CLK</text:span><text:span text:style-name="T13"> </text:span><text:span text:style-name="T14">/ 2</text:span><text:span text:style-name="T13">20</text:span></text:p>
            <text:p><text:span text:style-name="T15">10: Do not use</text:span></text:p>
            <text:p><text:span text:style-name="T15">11: At DC (0 frequency)</text:span></text:p>
          </table:table-cell>
          <table:covered-table-cell table:style-name="ce22"/>
          <table:table-cell table:number-columns-repeated="1013"/>
        </table:table-row>
        <table:table-row table:style-name="ro4">
          <table:table-cell table:style-name="ce3" office:value-type="string" calcext:value-type="string">
            <text:p>03h</text:p>
          </table:table-cell>
          <table:table-cell table:style-name="ce7" office:value-type="string" calcext:value-type="string">
            <office:annotation draw:style-name="gr1" draw:text-style-name="P1" svg:width="1.1413in" svg:height="0.8567in" svg:x="2.4638in" svg:y="1.5614in" draw:caption-point-x="-0.2402in" draw:caption-point-y="0.6083in">
              <dc:date>2017-05-22T00:00:00</dc:date>
              <text:p text:style-name="P1"><text:span text:style-name="T1">Configures either an internal or exteral reference and BIAS operation.</text:span></text:p>
            </office:annotation>
            <text:p>CONFIG3</text:p>
          </table:table-cell>
          <table:table-cell table:style-name="ce9" office:value-type="string" calcext:value-type="string">
            <text:p>60h=01100000b</text:p>
          </table:table-cell>
          <table:table-cell table:style-name="ce15" office:value-type="string" calcext:value-type="string">
            <text:p><text:span text:style-name="T6">Power Down Reference Buffer</text:span></text:p>
            <text:p><text:span text:style-name="T7">0: Power down</text:span></text:p>
            <text:p><text:span text:style-name="T7">1: Enable</text:span>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6">Enables Bias Measurement</text:span></text:p>
            <text:p><text:span text:style-name="T7">0: Open</text:span></text:p>
            <text:p><text:span text:style-name="T7">1: BIAS_IN routed to channel with MUX[2:0] = 010</text:span></text:p>
          </table:table-cell>
          <table:table-cell table:style-name="ce15" office:value-type="string" calcext:value-type="string">
            <text:p><text:span text:style-name="T6">Select BIASREF signal source</text:span></text:p>
            <text:p><text:span text:style-name="T7">0: External source</text:span></text:p>
            <text:p><text:span text:style-name="T7">1: BIASREF = (AVDD + AVSS) / 2 generated</text:span></text:p>
            <text:p><text:span text:style-name="T7">Internally</text:span></text:p>
          </table:table-cell>
          <table:table-cell table:style-name="ce15" office:value-type="string" calcext:value-type="string">
            <text:p><text:span text:style-name="T6">BIAS Buffer Power State</text:span></text:p>
            <text:p><text:span text:style-name="T7">0: BIAS buffer is powered down</text:span></text:p>
            <text:p><text:span text:style-name="T7">1: BIAS buffer is enabled</text:span></text:p>
          </table:table-cell>
          <table:table-cell table:style-name="ce17" office:value-type="string" calcext:value-type="string">
            <text:p>Enables BIAS sense function</text:p>
            <text:p> (lead-off detection)</text:p>
          </table:table-cell>
          <table:table-cell table:style-name="ce24" office:value-type="string" calcext:value-type="string">
            <text:p><text:span text:style-name="T6">BIAS Lead-off Status</text:span></text:p>
            <text:p><text:span text:style-name="T7">0: BIAS is connected</text:span></text:p>
            <text:p><text:span text:style-name="T7">1: BIAS is not connected</text:span>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4h</text:p>
          </table:table-cell>
          <table:table-cell table:style-name="ce7" office:value-type="string" calcext:value-type="string">
            <text:p>LOFF</text:p>
          </table:table-cell>
          <table:table-cell table:style-name="ce9" office:value-type="string" calcext:value-type="string">
            <text:p>00h=00000000b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3.6559in" svg:x="11.4591in" svg:y="2.0724in" draw:caption-point-x="-0.2402in" draw:caption-point-y="0.6083in">
              <dc:date>2017-06-03T00:00:00</dc:date>
              <text:p text:style-name="P1"><text:span text:style-name="T1">Lead-off comparator threshold</text:span></text:p>
              <text:p text:style-name="P1"><text:span text:style-name="T1">Comparator positive side</text:span></text:p>
              <text:p text:style-name="P1"><text:span text:style-name="T1">000 : 95%</text:span></text:p>
              <text:p text:style-name="P1"><text:span text:style-name="T1">001 : 92.5%</text:span></text:p>
              <text:p text:style-name="P1"><text:span text:style-name="T1">010 : 90%</text:span></text:p>
              <text:p text:style-name="P1"><text:span text:style-name="T1">011 : 87.5%</text:span></text:p>
              <text:p text:style-name="P1"><text:span text:style-name="T1">100 : 85%</text:span></text:p>
              <text:p text:style-name="P1"><text:span text:style-name="T1">101 : 80%</text:span></text:p>
              <text:p text:style-name="P1"><text:span text:style-name="T1">110 : 75%</text:span></text:p>
              <text:p text:style-name="P1"><text:span text:style-name="T1">111 : 70%</text:span></text:p>
              <text:p text:style-name="P1"><text:span text:style-name="T1">Comparator negative side</text:span></text:p>
              <text:p text:style-name="P1"><text:span text:style-name="T1">000 : 5%</text:span></text:p>
              <text:p text:style-name="P1"><text:span text:style-name="T1">001 : 7.5%</text:span></text:p>
              <text:p text:style-name="P1"><text:span text:style-name="T1">010 : 10%</text:span></text:p>
              <text:p text:style-name="P1"><text:span text:style-name="T1">011 : 12.5%</text:span></text:p>
              <text:p text:style-name="P1"><text:span text:style-name="T1">100 : 15%</text:span></text:p>
              <text:p text:style-name="P1"><text:span text:style-name="T1">101 : 20%</text:span></text:p>
              <text:p text:style-name="P1"><text:span text:style-name="T1">110 : 25%</text:span></text:p>
              <text:p text:style-name="P1"><text:span text:style-name="T1">111 : 30%</text:span></text:p>
            </office:annotation>
            <text:p>Lead-off Comparator Threshold</text:p>
          </table:table-cell>
          <table:covered-table-cell table:style-name="ce22"/>
          <table:covered-table-cell table:style-name="ce15"/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office:annotation draw:style-name="gr1" draw:text-style-name="P1" svg:width="1.1413in" svg:height="1.9453in" svg:x="20.0894in" svg:y="2.0724in" draw:caption-point-x="-0.2402in" draw:caption-point-y="0.6083in">
              <dc:date>2017-06-03T00:00:00</dc:date>
              <text:p text:style-name="P1"><text:span text:style-name="T1">Lead-off current magnitude</text:span></text:p>
              <text:p text:style-name="P1"><text:span text:style-name="T1">These bits determine the magnitude of current for the current</text:span></text:p>
              <text:p text:style-name="P1"><text:span text:style-name="T1">lead-off mode.</text:span></text:p>
              <text:p text:style-name="P1"><text:span text:style-name="T1">00 : 6 nA</text:span></text:p>
              <text:p text:style-name="P1"><text:span text:style-name="T1">01 : 24 nA</text:span></text:p>
              <text:p text:style-name="P1"><text:span text:style-name="T1">10 : 6 μA</text:span></text:p>
              <text:p text:style-name="P1"><text:span text:style-name="T1">11 : 24 μA</text:span></text:p>
            </office:annotation>
            <text:p>Lead-off Current Magnitude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office:annotation draw:style-name="gr1" draw:text-style-name="P1" svg:width="1.1413in" svg:height="2.6264in" svg:x="25.0866in" svg:y="2.2461in" draw:caption-point-x="-0.2402in" draw:caption-point-y="0.6083in">
              <dc:date>2017-06-03T00:00:00</dc:date>
              <text:p text:style-name="P1"><text:span text:style-name="T1">Lead-off frequency</text:span></text:p>
              <text:p text:style-name="P1"><text:span text:style-name="T1">These bits determine the frequency of lead-off detect for each</text:span></text:p>
              <text:p text:style-name="P1"><text:span text:style-name="T1">channel.</text:span></text:p>
              <text:p text:style-name="P1"><text:span text:style-name="T1">00 : DC lead-off detection</text:span></text:p>
              <text:p text:style-name="P1"><text:span text:style-name="T4">01 : AC lead-off detection at 7.8 Hz (f</text:span><text:span text:style-name="T5">CLK </text:span><text:span text:style-name="T4">/ 2</text:span><text:span text:style-name="T5">18</text:span><text:span text:style-name="T4">)</text:span></text:p>
              <text:p text:style-name="P1"><text:span text:style-name="T4">10 : AC lead-off detection at 31.2 Hz (f</text:span><text:span text:style-name="T5">CLK </text:span><text:span text:style-name="T4">/ 2</text:span><text:span text:style-name="T5">16</text:span><text:span text:style-name="T4">)</text:span></text:p>
              <text:p text:style-name="P1"><text:span text:style-name="T4">11 : AC lead-off detection at f</text:span><text:span text:style-name="T5">DR </text:span><text:span text:style-name="T4">/ 4</text:span></text:p>
            </office:annotation>
            <text:p>Lead-off Frequency</text:p>
          </table:table-cell>
          <table:covered-table-cell table:style-name="ce1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Channel-Specific Settings</text:p>
          </table:table-cell>
          <table:covered-table-cell table:style-name="ce6"/>
          <table:covered-table-cell table:style-name="ce4"/>
          <table:table-cell table:style-name="ce14" table:number-columns-repeated="8"/>
          <table:table-cell table:number-columns-repeated="1013"/>
        </table:table-row>
        <table:table-row table:style-name="ro5">
          <table:table-cell table:style-name="ce3" office:value-type="string" calcext:value-type="string">
            <text:p>05h</text:p>
          </table:table-cell>
          <table:table-cell table:style-name="ce7" office:value-type="string" calcext:value-type="string">
            <text:p>CH1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office:annotation draw:style-name="gr1" draw:text-style-name="P1" svg:width="1.1413in" svg:height="1.1677in" svg:x="6.6205in" svg:y="2.624in" draw:caption-point-x="-0.474in" draw:caption-point-y="0.4138in">
              <dc:date>2017-06-03T00:00:00</dc:date>
              <text:p text:style-name="P1"><text:span text:style-name="T1">When powering down, TI recommends to set Channel Selection bits to 001 to short the input</text:span></text:p>
            </office:annotation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office:annotation draw:style-name="gr1" draw:text-style-name="P1" svg:width="1.1413in" svg:height="1.4787in" svg:x="14.7272in" svg:y="2.4295in" draw:caption-point-x="-0.2402in" draw:caption-point-y="0.6083in">
              <dc:date>2017-05-22T00:00:00</dc:date>
              <text:p text:style-name="P1"><text:span text:style-name="T1">PGA Gain:</text:span><text:span text:style-name="T1"><text:line-break/></text:span><text:span text:style-name="T1">000 : 1</text:span></text:p>
              <text:p text:style-name="P1"><text:span text:style-name="T1">001 : 2</text:span></text:p>
              <text:p text:style-name="P1"><text:span text:style-name="T1">010 : 4</text:span></text:p>
              <text:p text:style-name="P1"><text:span text:style-name="T1">011 : 6</text:span></text:p>
              <text:p text:style-name="P1"><text:span text:style-name="T1">100 : 8</text:span></text:p>
              <text:p text:style-name="P1"><text:span text:style-name="T1">101 : 12</text:span></text:p>
              <text:p text:style-name="P1"><text:span text:style-name="T1">110 : 24</text:span></text:p>
              <text:p text:style-name="P1"><text:span text:style-name="T1">111 : Do not use</text:span></text:p>
            </office:annotation>
            <text:p><text:span text:style-name="T6">PGA Gain</text:span></text:p>
            <text:p>GAIN1[2:0]</text:p>
          </table:table-cell>
          <table:covered-table-cell table:number-columns-repeated="2" table:style-name="ce15"/>
          <table:table-cell table:style-name="ce15" office:value-type="string" calcext:value-type="string">
            <office:annotation draw:style-name="gr1" draw:text-style-name="P1" svg:width="1.1413in" svg:height="1.4787in" svg:x="17.5535in" svg:y="2.6031in" draw:caption-point-x="-0.2402in" draw:caption-point-y="0.6083in">
              <dc:date>2017-06-03T00:00:00</dc:date>
              <text:p text:style-name="P1"><text:span text:style-name="T1">Stimulus, reference, and bias 2</text:span></text:p>
              <text:p text:style-name="P1"><text:span text:style-name="T1">This bit connects the SRB2 to all 4, 6, or 8 channels inverting</text:span></text:p>
              <text:p text:style-name="P1"><text:span text:style-name="T1">inputs</text:span></text:p>
            </office:annotation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2.6031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7">MUX1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6h</text:p>
          </table:table-cell>
          <table:table-cell table:style-name="ce7" office:value-type="string" calcext:value-type="string">
            <text:p>CH2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2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3.124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11">MUX2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7h</text:p>
          </table:table-cell>
          <table:table-cell table:style-name="ce7" office:value-type="string" calcext:value-type="string">
            <text:p>CH3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3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3.6445in" draw:caption-point-x="-0.2402in" draw:caption-point-y="0.6087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7">MUX3[2:0]</text:span></text:p>
          </table:table-cell>
          <table:covered-table-cell table:number-columns-repeated="2" table:style-name="ce23"/>
          <table:table-cell/>
          <table:table-cell table:style-name="ce25"/>
          <table:table-cell table:number-columns-repeated="1011"/>
        </table:table-row>
        <table:table-row table:style-name="ro5">
          <table:table-cell table:style-name="ce3" office:value-type="string" calcext:value-type="string">
            <text:p>08h</text:p>
          </table:table-cell>
          <table:table-cell table:style-name="ce7" office:value-type="string" calcext:value-type="string">
            <text:p>CH4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4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4.1626in" draw:caption-point-x="-0.2402in" draw:caption-point-y="0.6087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11">MUX4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9h</text:p>
          </table:table-cell>
          <table:table-cell table:style-name="ce7" office:value-type="string" calcext:value-type="string">
            <text:p>CH5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5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4.6807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7">MUX5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Ah</text:p>
          </table:table-cell>
          <table:table-cell table:style-name="ce7" office:value-type="string" calcext:value-type="string">
            <text:p>CH6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6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5.1988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11">MUX6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Bh</text:p>
          </table:table-cell>
          <table:table-cell table:style-name="ce7" office:value-type="string" calcext:value-type="string">
            <text:p>CH7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7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5.7169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7">MUX7[2:0]</text:span></text:p>
          </table:table-cell>
          <table:covered-table-cell table:number-columns-repeated="2" table:style-name="ce23"/>
          <table:table-cell table:number-columns-repeated="1013"/>
        </table:table-row>
        <table:table-row table:style-name="ro5">
          <table:table-cell table:style-name="ce3" office:value-type="string" calcext:value-type="string">
            <text:p>0Ch</text:p>
          </table:table-cell>
          <table:table-cell table:style-name="ce7" office:value-type="string" calcext:value-type="string">
            <text:p>CH8SET</text:p>
          </table:table-cell>
          <table:table-cell table:style-name="ce9" office:value-type="string" calcext:value-type="string">
            <text:p>61h=01100001b</text:p>
          </table:table-cell>
          <table:table-cell table:style-name="ce15" office:value-type="string" calcext:value-type="string">
            <text:p><text:span text:style-name="T6">Power Down</text:span></text:p>
            <text:p><text:span text:style-name="T7">0: Normal Operation</text:span></text:p>
            <text:p><text:span text:style-name="T7">1: Channel power-down</text:span></text:p>
          </table:table-cell>
          <table:table-cell table:style-name="ce15" office:value-type="string" calcext:value-type="string" table:number-columns-spanned="3" table:number-rows-spanned="1">
            <text:p><text:span text:style-name="T9">PGA Gain</text:span></text:p>
            <text:p>GAIN8[2:0]</text:p>
          </table:table-cell>
          <table:covered-table-cell table:number-columns-repeated="2" table:style-name="ce23"/>
          <table:table-cell table:style-name="ce15" office:value-type="string" calcext:value-type="string">
            <text:p><text:span text:style-name="T6">SRB2 Connection</text:span></text:p>
            <text:p><text:span text:style-name="T7">0: Open</text:span></text:p>
            <text:p><text:span text:style-name="T7">1: Closed</text:span></text:p>
          </table:table-cell>
          <table:table-cell table:style-name="ce17" office:value-type="string" calcext:value-type="string" table:number-columns-spanned="3" table:number-rows-spanned="1">
            <office:annotation draw:style-name="gr1" draw:text-style-name="P1" svg:width="1.1413in" svg:height="4.4335in" svg:x="25.0866in" svg:y="6.235in" draw:caption-point-x="-0.2402in" draw:caption-point-y="0.6083in">
              <dc:date>2017-05-22T00:00:00</dc:date>
              <text:p text:style-name="P1"><text:span text:style-name="T1">Channel input</text:span></text:p>
              <text:p text:style-name="P1"><text:span text:style-name="T1">selection.</text:span></text:p>
              <text:p text:style-name="P1"><text:span text:style-name="T1">000 : Normal electrode input</text:span></text:p>
              <text:p text:style-name="P1"><text:span text:style-name="T1">001 : Input shorted (for offset or noise measurements)</text:span></text:p>
              <text:p text:style-name="P1"><text:span text:style-name="T1">010 : Used in conjunction with BIAS_MEAS bit for BIAS</text:span></text:p>
              <text:p text:style-name="P1"><text:span text:style-name="T1">measurements.</text:span></text:p>
              <text:p text:style-name="P1"><text:span text:style-name="T1">011 : MVDD for supply measurement</text:span></text:p>
              <text:p text:style-name="P1"><text:span text:style-name="T1">100 : Temperature sensor</text:span></text:p>
              <text:p text:style-name="P1"><text:span text:style-name="T1">101 : Test signal</text:span></text:p>
              <text:p text:style-name="P1"><text:span text:style-name="T1">110 : BIAS_DRP (positive electrode is the driver)</text:span></text:p>
              <text:p text:style-name="P1"><text:span text:style-name="T1">111 : BIAS_DRN (negative electrode is the driver)</text:span></text:p>
            </office:annotation>
            <text:p>Channel Selection</text:p>
            <text:p><text:span text:style-name="T11">MUX8[2:0]</text:span></text:p>
            <text:p/>
          </table:table-cell>
          <table:covered-table-cell table:number-columns-repeated="2" table:style-name="ce23"/>
          <table:table-cell table:number-columns-repeated="1013"/>
        </table:table-row>
        <table:table-row table:style-name="ro6">
          <table:table-cell table:style-name="ce3" office:value-type="string" calcext:value-type="string">
            <text:p>0Dh</text:p>
          </table:table-cell>
          <table:table-cell table:style-name="ce7" office:value-type="string" calcext:value-type="string">
            <text:p>BIAS_SENSP</text:p>
          </table:table-cell>
          <table:table-cell table:style-name="ce9" office:value-type="string" calcext:value-type="string">
            <text:p>00h=00000000b</text:p>
          </table:table-cell>
          <table:table-cell table:style-name="ce15" office:value-type="string" calcext:value-type="string">
            <text:p><text:span text:style-name="T8">Route channel 8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7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6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5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4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3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2 posi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1 positive signal</text:span></text:p>
            <text:p><text:span text:style-name="T8">Into BIAS Derivation</text:span>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0Eh</text:p>
          </table:table-cell>
          <table:table-cell table:style-name="ce7" office:value-type="string" calcext:value-type="string">
            <text:p>BIAS_SENSN</text:p>
          </table:table-cell>
          <table:table-cell table:style-name="ce9" office:value-type="string" calcext:value-type="string">
            <text:p>00h=00000000b</text:p>
          </table:table-cell>
          <table:table-cell table:style-name="ce18" office:value-type="string" calcext:value-type="string">
            <text:p><text:span text:style-name="T8">Route channel 8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7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6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5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4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3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2 negative signal</text:span></text:p>
            <text:p><text:span text:style-name="T8">Into BIAS Derivation</text:span></text:p>
          </table:table-cell>
          <table:table-cell table:style-name="ce18" office:value-type="string" calcext:value-type="string">
            <text:p><text:span text:style-name="T8">Route channel 1 negative signal</text:span></text:p>
            <text:p><text:span text:style-name="T8">Into BIAS Derivation</text:span>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Fh</text:p>
          </table:table-cell>
          <table:table-cell table:style-name="ce7" office:value-type="string" calcext:value-type="string">
            <text:p>LOFF_SENSP</text:p>
          </table:table-cell>
          <table:table-cell table:style-name="ce9" office:value-type="string" calcext:value-type="string">
            <text:p>00h=00000000b</text:p>
          </table:table-cell>
          <table:table-cell table:style-name="ce18" office:value-type="string" calcext:value-type="string">
            <text:p>Enable lead-off detection on IN8P</text:p>
          </table:table-cell>
          <table:table-cell table:style-name="ce18" office:value-type="string" calcext:value-type="string">
            <text:p>Enable lead-off detection on IN7P</text:p>
          </table:table-cell>
          <table:table-cell table:style-name="ce18" office:value-type="string" calcext:value-type="string">
            <text:p>Enable lead-off detection on IN6P</text:p>
          </table:table-cell>
          <table:table-cell table:style-name="ce18" office:value-type="string" calcext:value-type="string">
            <text:p>Enable lead-off detection on IN5P</text:p>
          </table:table-cell>
          <table:table-cell table:style-name="ce18" office:value-type="string" calcext:value-type="string">
            <text:p>Enable lead-off detection on IN4P</text:p>
          </table:table-cell>
          <table:table-cell table:style-name="ce18" office:value-type="string" calcext:value-type="string">
            <text:p>Enable lead-off detection on IN3P</text:p>
          </table:table-cell>
          <table:table-cell table:style-name="ce18" office:value-type="string" calcext:value-type="string">
            <text:p>Enable lead-off detection on IN2P</text:p>
          </table:table-cell>
          <table:table-cell table:style-name="ce18" office:value-type="string" calcext:value-type="string">
            <text:p>Enable lead-off detection on IN1P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0h</text:p>
          </table:table-cell>
          <table:table-cell table:style-name="ce7" office:value-type="string" calcext:value-type="string">
            <text:p>LOFF_SENSN</text:p>
          </table:table-cell>
          <table:table-cell table:style-name="ce9" office:value-type="string" calcext:value-type="string">
            <text:p>00h=00000000b</text:p>
          </table:table-cell>
          <table:table-cell table:style-name="ce18" office:value-type="string" calcext:value-type="string">
            <text:p>Enable lead-off detection on IN8N</text:p>
          </table:table-cell>
          <table:table-cell table:style-name="ce18" office:value-type="string" calcext:value-type="string">
            <text:p>Enable lead-off detection on IN7N</text:p>
          </table:table-cell>
          <table:table-cell table:style-name="ce18" office:value-type="string" calcext:value-type="string">
            <text:p>Enable lead-off detection on IN6N</text:p>
          </table:table-cell>
          <table:table-cell table:style-name="ce18" office:value-type="string" calcext:value-type="string">
            <text:p>Enable lead-off detection on IN5N</text:p>
          </table:table-cell>
          <table:table-cell table:style-name="ce18" office:value-type="string" calcext:value-type="string">
            <text:p>Enable lead-off detection on IN4N</text:p>
          </table:table-cell>
          <table:table-cell table:style-name="ce18" office:value-type="string" calcext:value-type="string">
            <text:p>Enable lead-off detection on IN3N</text:p>
          </table:table-cell>
          <table:table-cell table:style-name="ce18" office:value-type="string" calcext:value-type="string">
            <text:p>Enable lead-off detection on IN2N</text:p>
          </table:table-cell>
          <table:table-cell table:style-name="ce18" office:value-type="string" calcext:value-type="string">
            <text:p>Enable lead-off detection on IN1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h</text:p>
          </table:table-cell>
          <table:table-cell table:style-name="ce7" office:value-type="string" calcext:value-type="string">
            <text:p>LOFF_FLIP</text:p>
          </table:table-cell>
          <table:table-cell table:style-name="ce9" office:value-type="string" calcext:value-type="string">
            <text:p>00h=00000000b</text:p>
          </table:table-cell>
          <table:table-cell table:style-name="ce18" office:value-type="string" calcext:value-type="string">
            <text:p>Channel 8 Flip lead-off polarity</text:p>
          </table:table-cell>
          <table:table-cell table:style-name="ce18" office:value-type="string" calcext:value-type="string">
            <text:p>Channel 7 Flip lead-off polarity</text:p>
          </table:table-cell>
          <table:table-cell table:style-name="ce18" office:value-type="string" calcext:value-type="string">
            <text:p>Channel 6 Flip lead-off polarity</text:p>
          </table:table-cell>
          <table:table-cell table:style-name="ce18" office:value-type="string" calcext:value-type="string">
            <text:p>Channel 5 Flip lead-off polarity</text:p>
          </table:table-cell>
          <table:table-cell table:style-name="ce18" office:value-type="string" calcext:value-type="string">
            <text:p>Channel 4 Flip lead-off polarity</text:p>
          </table:table-cell>
          <table:table-cell table:style-name="ce18" office:value-type="string" calcext:value-type="string">
            <text:p>Channel 3 Flip lead-off polarity</text:p>
          </table:table-cell>
          <table:table-cell table:style-name="ce18" office:value-type="string" calcext:value-type="string">
            <text:p>Channel 2 Flip lead-off polarity</text:p>
          </table:table-cell>
          <table:table-cell table:style-name="ce18" office:value-type="string" calcext:value-type="string">
            <text:p>Channel 1 Flip lead-off polarit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Lead-Off Status Registers (Read-Only Registers)</text:p>
          </table:table-cell>
          <table:covered-table-cell table:style-name="ce6"/>
          <table:covered-table-cell table:style-name="ce10"/>
          <table:table-cell table:style-name="ce19"/>
          <table:table-cell table:style-name="ce14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12h</text:p>
          </table:table-cell>
          <table:table-cell table:style-name="ce7" office:value-type="string" calcext:value-type="string">
            <text:p>LOFF_STATP</text:p>
          </table:table-cell>
          <table:table-cell table:style-name="ce9" office:value-type="string" calcext:value-type="string">
            <text:p>00h=00000000b</text:p>
          </table:table-cell>
          <table:table-cell table:style-name="ce13" office:value-type="string" calcext:value-type="string">
            <text:p>Positive Channel 8 Electrode Status </text:p>
            <text:p>(0: ON, 1: OFF)</text:p>
          </table:table-cell>
          <table:table-cell table:style-name="ce13" office:value-type="string" calcext:value-type="string">
            <text:p>Positive Channel 7 Electrode Status </text:p>
            <text:p>(0: ON, 1: OFF)</text:p>
          </table:table-cell>
          <table:table-cell table:style-name="ce13" office:value-type="string" calcext:value-type="string">
            <text:p>Positive Channel 6 Electrode Status </text:p>
            <text:p>(0: ON, 1: OFF)</text:p>
          </table:table-cell>
          <table:table-cell table:style-name="ce13" office:value-type="string" calcext:value-type="string">
            <text:p>Positive Channel 5 Electrode Status</text:p>
            <text:p> (0: ON, 1: OFF)</text:p>
          </table:table-cell>
          <table:table-cell table:style-name="ce13" office:value-type="string" calcext:value-type="string">
            <text:p>Positive Channel 4 Electrode Status </text:p>
            <text:p>(0: ON, 1: OFF)</text:p>
          </table:table-cell>
          <table:table-cell table:style-name="ce13" office:value-type="string" calcext:value-type="string">
            <text:p>Positive Channel 3 Electrode Status </text:p>
            <text:p>(0: ON, 1: OFF)</text:p>
          </table:table-cell>
          <table:table-cell table:style-name="ce13" office:value-type="string" calcext:value-type="string">
            <text:p>Positive Channel 2 Electrode Status</text:p>
            <text:p> (0: ON, 1: OFF)</text:p>
          </table:table-cell>
          <table:table-cell table:style-name="ce13" office:value-type="string" calcext:value-type="string">
            <text:p>Positive Channel 1 Electrode Status</text:p>
            <text:p> (0: ON, 1: OFF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13h</text:p>
          </table:table-cell>
          <table:table-cell table:style-name="ce7" office:value-type="string" calcext:value-type="string">
            <text:p>LOFF_STATN</text:p>
          </table:table-cell>
          <table:table-cell table:style-name="ce9" office:value-type="string" calcext:value-type="string">
            <text:p>00h=00000000b</text:p>
          </table:table-cell>
          <table:table-cell table:style-name="ce13" office:value-type="string" calcext:value-type="string">
            <text:p>Negative Channel 8 Electrode Status </text:p>
            <text:p>(0: ON, 1: OFF)</text:p>
          </table:table-cell>
          <table:table-cell table:style-name="ce13" office:value-type="string" calcext:value-type="string">
            <text:p>Negative Channel 7 Electrode Status </text:p>
            <text:p>(0: ON, 1: OFF)</text:p>
          </table:table-cell>
          <table:table-cell table:style-name="ce13" office:value-type="string" calcext:value-type="string">
            <text:p>Negative Channel 6 Electrode Status </text:p>
            <text:p>(0: ON, 1: OFF)</text:p>
          </table:table-cell>
          <table:table-cell table:style-name="ce13" office:value-type="string" calcext:value-type="string">
            <text:p>Negative Channel 5 Electrode Status</text:p>
            <text:p> (0: ON, 1: OFF)</text:p>
          </table:table-cell>
          <table:table-cell table:style-name="ce13" office:value-type="string" calcext:value-type="string">
            <text:p>Negative Channel 4 Electrode Status </text:p>
            <text:p>(0: ON, 1: OFF)</text:p>
          </table:table-cell>
          <table:table-cell table:style-name="ce13" office:value-type="string" calcext:value-type="string">
            <text:p>Negative Channel 3 Electrode Status </text:p>
            <text:p>(0: ON, 1: OFF)</text:p>
          </table:table-cell>
          <table:table-cell table:style-name="ce13" office:value-type="string" calcext:value-type="string">
            <text:p>Negative Channel 2 Electrode Status</text:p>
            <text:p> (0: ON, 1: OFF)</text:p>
          </table:table-cell>
          <table:table-cell table:style-name="ce13" office:value-type="string" calcext:value-type="string">
            <text:p>Negative Channel 1 Electrode Status</text:p>
            <text:p> (0: ON, 1: OFF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3" table:number-rows-spanned="1">
            <text:p>GPIO and OTHER Registers</text:p>
          </table:table-cell>
          <table:covered-table-cell table:style-name="ce6"/>
          <table:covered-table-cell table:style-name="ce10"/>
          <table:table-cell table:style-name="ce14" table:number-columns-repeated="8"/>
          <table:table-cell table:number-columns-repeated="1013"/>
        </table:table-row>
        <table:table-row table:style-name="ro6">
          <table:table-cell table:style-name="ce3" office:value-type="string" calcext:value-type="string">
            <text:p>14h</text:p>
          </table:table-cell>
          <table:table-cell table:style-name="ce7" office:value-type="string" calcext:value-type="string">
            <text:p>GPIO</text:p>
          </table:table-cell>
          <table:table-cell table:style-name="ce9" office:value-type="string" calcext:value-type="string">
            <text:p>0Fh=00001111b</text:p>
          </table:table-cell>
          <table:table-cell table:style-name="ce15" office:value-type="string" calcext:value-type="string" table:number-columns-spanned="4" table:number-rows-spanned="1">
            <text:p><text:span text:style-name="T6">GPIO Data</text:span></text:p>
            <text:p><text:span text:style-name="T7">Each bit is used to read data from or write data to GPIO ports</text:span></text:p>
          </table:table-cell>
          <table:covered-table-cell table:number-columns-repeated="2" table:style-name="ce23"/>
          <table:covered-table-cell table:style-name="ce15"/>
          <table:table-cell table:style-name="ce15" office:value-type="string" calcext:value-type="string" table:number-columns-spanned="4" table:number-rows-spanned="1">
            <text:p><text:span text:style-name="T6">GPIO Control</text:span></text:p>
            <text:p><text:span text:style-name="T7">Each bit determines if corresponding GPIOD pin is an input (1) or output (0)</text:span></text:p>
          </table:table-cell>
          <table:covered-table-cell table:number-columns-repeated="2" table:style-name="ce23"/>
          <table:covered-table-cell table:style-name="ce15"/>
          <table:table-cell table:number-columns-repeated="1013"/>
        </table:table-row>
        <table:table-row table:style-name="ro7">
          <table:table-cell table:style-name="ce3" office:value-type="string" calcext:value-type="string">
            <text:p>15h</text:p>
          </table:table-cell>
          <table:table-cell table:style-name="ce7" office:value-type="string" calcext:value-type="string">
            <text:p>MISC1</text:p>
          </table:table-cell>
          <table:table-cell table:style-name="ce9" office:value-type="string" calcext:value-type="string">
            <text:p>00h=00000000b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5" office:value-type="string" calcext:value-type="string">
            <office:annotation draw:style-name="gr1" draw:text-style-name="P1" svg:width="1.1413in" svg:height="1.4787in" svg:x="11.4591in" svg:y="9.4024in" draw:caption-point-x="-0.2402in" draw:caption-point-y="0.6083in">
              <dc:date>2017-06-03T00:00:00</dc:date>
              <text:p text:style-name="P1"><text:span text:style-name="T1">Stimulus, reference, and bias 1</text:span></text:p>
              <text:p text:style-name="P1"><text:span text:style-name="T1">This bit connects the SRB1 to all 4, 6, or 8 channels inverting</text:span></text:p>
              <text:p text:style-name="P1"><text:span text:style-name="T1">inputs</text:span></text:p>
            </office:annotation>
            <text:p><text:span text:style-name="T6">SRB1 Connection</text:span></text:p>
            <text:p><text:span text:style-name="T7">0: Open</text:span></text:p>
            <text:p><text:span text:style-name="T7">1: Closed</text:span>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h</text:p>
          </table:table-cell>
          <table:table-cell table:style-name="ce7" office:value-type="string" calcext:value-type="string">
            <text:p>MISC2</text:p>
          </table:table-cell>
          <table:table-cell table:style-name="ce9" office:value-type="string" calcext:value-type="string">
            <text:p>00h=00000000b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table:style-name="ce3" office:value-type="string" calcext:value-type="string">
            <text:p>17h</text:p>
          </table:table-cell>
          <table:table-cell table:style-name="ce7" office:value-type="string" calcext:value-type="string">
            <text:p>CONFIG4</text:p>
          </table:table-cell>
          <table:table-cell table:style-name="ce9" office:value-type="string" calcext:value-type="string">
            <text:p>00h=00000000b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Enable Single Shot Conversion Mode</text:p>
            <text:p><text:span text:style-name="T7">0: Continuous Conversion Mode</text:span></text:p>
            <text:p><text:span text:style-name="T7">1: Single Shot Mode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Power down lead-off comparator</text:p>
            <text:p><text:span text:style-name="T7">0: Disable lead-off comparators</text:span></text:p>
            <text:p><text:span text:style-name="T7">1: Enable lead-off comparators</text:span>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GEND</text:p>
          </table:table-cell>
          <table:table-cell table:style-name="ce8" office:value-type="string" calcext:value-type="string">
            <text:p>R/W</text:p>
          </table:table-cell>
          <table:table-cell table:style-name="ce12" office:value-type="string" calcext:value-type="string">
            <text:p>R</text:p>
          </table:table-cell>
          <table:table-cell table:style-name="ce20" office:value-type="string" calcext:value-type="string">
            <text:p>Reserved 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 style:page-usage="right">
      <style:page-layout-properties fo:page-width="11in" fo:page-height="8.5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0:33:15.60156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7:48:35.374711325</meta:creation-date>
    <dc:date>2017-06-05T21:24:46.816412553</dc:date>
    <meta:editing-duration>PT1H10M34S</meta:editing-duration>
    <meta:editing-cycles>5</meta:editing-cycles>
    <meta:generator>LibreOffice/4.2.8.2$Linux_X86_64 LibreOffice_project/420m0$Build-2</meta:generator>
    <meta:document-statistic meta:table-count="1" meta:cell-count="236" meta:object-count="0"/>
  </office:meta>
</office:document-meta>
</file>